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style:protect="position 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style:protect="size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39cm"/>
    </style:style>
    <style:style style:name="ro2" style:family="table-row">
      <style:table-row-properties style:row-height="0.6cm"/>
    </style:style>
    <style:style style:name="ro3" style:family="table-row">
      <style:table-row-properties style:row-height="0.26cm"/>
    </style:style>
    <style:style style:name="ce1" style:family="table-cell">
      <style:graphic-properties draw:fill="none" draw:fill-color="#0066cc" style:repeat="repeat"/>
      <style:paragraph-properties fo:border="0.001cm solid #000000"/>
      <style:text-properties fo:font-size="8pt" style:font-size-asian="8pt" style:font-size-complex="8pt"/>
    </style:style>
    <style:style style:name="ce2" style:family="table-cell">
      <style:graphic-properties draw:fill="none" draw:fill-color="#0066cc" style:repeat="repeat"/>
      <style:paragraph-properties fo:border="0.001cm solid #000000"/>
      <style:text-properties fo:font-size="6pt" style:font-size-asian="6pt" style:font-size-complex="6pt"/>
    </style:style>
    <style:style style:name="ce3" style:family="table-cell">
      <style:graphic-properties draw:fill="none" style:repeat="repeat"/>
      <style:paragraph-properties fo:border="0.001cm solid #000000"/>
      <style:text-properties fo:font-size="6pt" style:font-size-asian="6pt" style:font-size-complex="6pt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3pt" style:font-size-asian="3pt" style:font-size-complex="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4" draw:layer="layout" svg:width="5.999cm" svg:height="0.578cm" svg:x="0.35cm" svg:y="1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5" draw:layer="layout" svg:width="5.999cm" svg:height="0.736cm" svg:x="6.715cm" svg:y="1.1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>
                <text:p text:style-name="P2"><text:span text:style-name="T2">01</text:span></text:p>
              </table:table-cell>
              <table:table-cell>
                <text:p text:style-name="P2">05</text:p>
              </table:table-cell>
              <table:table-cell>
                <text:p text:style-name="P2">10</text:p>
              </table:table-cell>
              <table:table-cell>
                <text:p text:style-name="P2">15</text:p>
              </table:table-cell>
              <table:table-cell>
                <text:p text:style-name="P2">20</text:p>
              </table:table-cell>
              <table:table-cell>
                <text:p text:style-name="P2">25</text:p>
              </table:table-cell>
              <table:table-cell>
                <text:p text:style-name="P2">30</text:p>
              </table:table-cell>
              <table:table-cell>
                <text:p text:style-name="P2">35</text:p>
              </table:table-cell>
              <table:table-cell>
                <text:p text:style-name="P2">40</text:p>
              </table:table-cell>
              <table:table-cell>
                <text:p text:style-name="P2">4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id="id1" draw:layer="layout" svg:width="6.599cm" svg:height="0.498cm" svg:x="13.1cm" svg:y="0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 table:style-name="ce3">
                <text:p text:style-name="P2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id="id2" draw:layer="layout" svg:width="6.599cm" svg:height="0.498cm" svg:x="13.019cm" svg:y="1.5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2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3">
                <text:p text:style-name="P2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id="id3" draw:layer="layout" svg:width="6.599cm" svg:height="0.599cm" svg:x="12.97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 table:style-name="ce3">
                <text:p text:style-name="P2">0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" draw:text-style-name="P5" draw:layer="layout" svg:width="3cm" svg:height="0.25cm" svg:x="15.4cm" svg:y="1.25cm">
          <text:p text:style-name="P4"><text:span text:style-name="T2">Bloc 3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-0.4cm 1.2cm 0.4cm" svg:x1="19.699cm" svg:y1="0.849cm" svg:x2="13.019cm" svg:y2="1.77cm" draw:start-shape="id1" draw:start-glue-point="1" draw:end-shape="id2" draw:end-glue-point="3" svg:d="m19699 849h102v450h-6883v471h101">
          <text:p/>
        </draw:connector>
        <draw:connector draw:style-name="gr3" draw:text-style-name="P6" draw:layer="layout" draw:line-skew="-0.301cm 1.12cm 0.001cm" svg:x1="19.618cm" svg:y1="1.77cm" svg:x2="12.97cm" svg:y2="2.549cm" draw:start-shape="id2" draw:start-glue-point="1" draw:end-shape="id3" draw:end-glue-point="3" svg:d="m19618 1770h201v370h-7349v409h500">
          <text:p/>
        </draw:connector>
        <draw:connector draw:style-name="gr3" draw:text-style-name="P6" draw:layer="layout" svg:x1="6.349cm" svg:y1="1.449cm" svg:x2="6.715cm" svg:y2="1.532cm" draw:start-shape="id4" draw:start-glue-point="1" draw:end-shape="id5" draw:end-glue-point="3" svg:d="m6349 1449h184v83h182">
          <text:p/>
        </draw:connector>
        <draw:connector draw:style-name="gr3" draw:text-style-name="P6" draw:layer="layout" draw:line-skew="-0.1cm" svg:x1="12.714cm" svg:y1="1.532cm" svg:x2="13.1cm" svg:y2="0.849cm" draw:start-shape="id5" draw:start-glue-point="1" draw:end-shape="id1" draw:end-glue-point="3" svg:d="m12714 1532h94v-683h292">
          <text:p/>
        </draw:connector>
        <draw:custom-shape draw:style-name="gr4" draw:text-style-name="P7" draw:layer="layout" svg:width="2.249cm" svg:height="0.5cm" svg:x="1.233cm" svg:y="0.177cm">
          <text:p text:style-name="P6"><text:span text:style-name="T1">Noeuds internes</text:span></text:p>
          <draw:enhanced-geometry svg:viewBox="0 0 21600 21600" draw:mirror-horizontal="false" draw:mirror-vertical="false" draw:type="line-callout-3" draw:modifiers="-6086.4 38026.3473053892 -2400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1.249cm" svg:height="0.5cm" svg:x="7.85cm" svg:y="0.15cm">
          <text:p text:style-name="P7"><text:span text:style-name="T1">Feuilles</text:span></text:p>
          <draw:enhanced-geometry svg:viewBox="0 0 21600 21600" draw:mirror-horizontal="false" draw:mirror-vertical="false" draw:type="line-callout-3" draw:modifiers="-15707.52 42079.0419161677 -4320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1.25cm" svg:height="0.499cm" svg:x="9.85cm" svg:y="0.101cm">
          <text:p text:style-name="P7">Bitmap</text:p>
          <draw:enhanced-geometry svg:viewBox="0 0 21600 21600" draw:mirror-horizontal="true" draw:type="line-callout-2" draw:modifiers="-38469.0647482014 16027.2 -14503.5971223022 2462.4 -4299.28057553957 23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5" draw:text-style-name="P8" draw:layer="layout" svg:width="1.251cm" svg:height="0.74cm" svg:x="0.6cm" svg:y="1.86cm">
          <draw:text-box>
            <text:p><text:span text:style-name="T3">2</text:span><text:span text:style-name="T4">h</text:span><text:span text:style-name="T3">-1</text:span></text:p>
          </draw:text-box>
        </draw:frame>
        <draw:frame draw:style-name="gr6" draw:text-style-name="P8" draw:layer="layout" svg:width="0.874cm" svg:height="0.74cm" svg:x="7.1cm" svg:y="2.1cm">
          <draw:text-box>
            <text:p><text:span text:style-name="T3">2</text:span><text:span text:style-name="T4">h</text:span></text:p>
          </draw:text-box>
        </draw:frame>
        <draw:custom-shape draw:style-name="gr7" draw:text-style-name="P5" draw:layer="layout" svg:width="3cm" svg:height="0.25cm" svg:x="13.1cm" svg:y="0.35cm">
          <text:p text:style-name="P4"><text:span text:style-name="T2">Bloc 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25cm" svg:x="16.1cm" svg:y="0.35cm">
          <text:p text:style-name="P4"><text:span text:style-name="T2">Bloc 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0.25cm" svg:x="14.8cm" svg:y="2.85cm">
          <text:p text:style-name="P4"><text:span text:style-name="T2">Bloc 5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0.659cm" svg:height="0.569cm" svg:x="14.44cm" svg:y="-0.1cm">
          <draw:text-box>
            <text:p text:style-name="P8"><text:span text:style-name="T1">a</text:span></text:p>
          </draw:text-box>
        </draw:frame>
        <draw:custom-shape draw:style-name="gr2" draw:text-style-name="P5" draw:layer="layout" svg:width="1.8cm" svg:height="0.25cm" svg:x="17.8cm" svg:y="2.85cm">
          <text:p text:style-name="P4"><text:span text:style-name="T2">Bloc 6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horizontal="0.5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9T17:40:50</meta:creation-date>
    <dc:date>2010-07-29T18:45:11</dc:date>
    <meta:editing-duration>PT01H04M21S</meta:editing-duration>
    <meta:editing-cycles>22</meta:editing-cycles>
    <meta:generator>OpenOffice.org/3.2$Unix OpenOffice.org_project/320m12$Build-9483</meta:generator>
    <meta:document-statistic meta:object-count="20"/>
  </office:meta>
</office:document-meta>
</file>